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670" officeooo:paragraph-rsid="00201670"/>
    </style:style>
    <style:style style:name="P2" style:family="paragraph" style:parent-style-name="Standard">
      <style:text-properties officeooo:rsid="00201670" officeooo:paragraph-rsid="00209b5a"/>
    </style:style>
    <style:style style:name="P3" style:family="paragraph" style:parent-style-name="Standard">
      <style:text-properties officeooo:rsid="00201670" officeooo:paragraph-rsid="0021d84d"/>
    </style:style>
    <style:style style:name="P4" style:family="paragraph" style:parent-style-name="Standard">
      <style:text-properties officeooo:rsid="00209b5a" officeooo:paragraph-rsid="00209b5a"/>
    </style:style>
    <style:style style:name="P5" style:family="paragraph" style:parent-style-name="Standard">
      <style:text-properties officeooo:rsid="00209b5a" officeooo:paragraph-rsid="00201670"/>
    </style:style>
    <style:style style:name="P6" style:family="paragraph" style:parent-style-name="Standard">
      <style:text-properties style:text-underline-style="none" officeooo:rsid="00201670" officeooo:paragraph-rsid="00209b5a"/>
    </style:style>
    <style:style style:name="P7" style:family="paragraph" style:parent-style-name="Standard">
      <style:text-properties style:text-underline-style="none" officeooo:rsid="00209b5a" officeooo:paragraph-rsid="00233663"/>
    </style:style>
    <style:style style:name="P8" style:family="paragraph" style:parent-style-name="Standard">
      <style:text-properties style:text-underline-style="none" officeooo:rsid="00209b5a" officeooo:paragraph-rsid="00209b5a"/>
    </style:style>
    <style:style style:name="P9" style:family="paragraph" style:parent-style-name="Standard">
      <style:text-properties officeooo:rsid="0024515a" officeooo:paragraph-rsid="0024515a"/>
    </style:style>
    <style:style style:name="P10" style:family="paragraph" style:parent-style-name="Standard">
      <style:text-properties officeooo:rsid="0024515a" officeooo:paragraph-rsid="0025c06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9b5a"/>
    </style:style>
    <style:style style:name="T4" style:family="text">
      <style:text-properties officeooo:rsid="00209b5a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6" style:family="text">
      <style:text-properties officeooo:rsid="00233663"/>
    </style:style>
    <style:style style:name="T7" style:family="text">
      <style:text-properties officeooo:rsid="0024515a"/>
    </style:style>
    <style:style style:name="T8" style:family="text">
      <style:text-properties officeooo:rsid="0025c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ипа, предисловие</text:p>
      <text:p text:style-name="P4"/>
      <text:p text:style-name="P5">Из-за патологической неспособности фантазировать и выдумывать, мне пришлось писать</text:p>
      <text:p text:style-name="P1"><text:s/>правд<text:span text:style-name="T4">у</text:span>, одна только правд<text:span text:style-name="T4">у</text:span> и ничего кроме правды; <text:span text:style-name="T4">то есть исключительно то, что сам увидел, почувствовал, пережил.</text:span></text:p>
      <text:p text:style-name="P1"/>
      <text:p text:style-name="P3"><text:span text:style-name="T4">Работа в стиле</text:span> ф<text:span text:style-name="T5">э́</text:span>нтези, <text:span text:style-name="T4">увы, не для меня — не всё удаётся</text:span> пропустить через себя, <text:span text:style-name="T4">не через всё получается пройти</text:span>.</text:p>
      <text:p text:style-name="P1"/>
      <text:p text:style-name="P1">Кого-то, <text:span text:style-name="T6">возможно,</text:span> <text:s/>отшатн<text:span text:style-name="T6">ё</text:span>т изложенное, <text:span text:style-name="T6">они </text:span>скажут «нет! <text:span text:style-name="T6">такого</text:span> не может быть!»; пусть отложат чтение до той поры, когда и для них эта правда станет очевидной истиной.</text:p>
      <text:p text:style-name="P1"/>
      <text:p text:style-name="P9">Несмотря на повествование от первого лица, роман этот о нас — поколении прошедшем через время, от которого нынче пытаются отделаться привесив пару ярлыков: «застой» и «перестройка», хотя <text:span text:style-name="T8">период этот оказался</text:span> лучшим за всю всемирную историю — время, когда так молоды мы были.</text:p>
      <text:p text:style-name="P9"/>
      <text:p text:style-name="P10">Разумеется, любое поколение проходит через так<text:span text:style-name="T8">ую же пору</text:span>, но не всякое удосуживается оставить эпистолярн<text:span text:style-name="T8">о-нерукотворный</text:span> памятник <text:s/>в стиле оголтелого реализма.</text:p>
      <text:p text:style-name="P1"/>
      <text:p text:style-name="P2">Страдателям и радетелям за чистоту языка использованный <text:span text:style-name="T7">в памятнике </text:span>словарный запас может показаться слишком вольным. </text:p>
      <text:p text:style-name="P2">Для них могу лишь <text:span text:style-name="T1">повторить:</text:span><text:span text:style-name="T2"> мат — плоть от плоти живого языка. </text:span></text:p>
      <text:p text:style-name="P6"/>
      <text:p text:style-name="P2"><text:span text:style-name="T3">Вы, несомненно, тоже правы, что мат — это бич, но без бича не обойтись и, коли</text:span><text:span text:style-name="T2"> стараешься жить не по лжи, <text:s text:c="2"/>не получ</text:span><text:span text:style-name="T3">ае</text:span><text:span text:style-name="T2">тся писать о жизни без </text:span><text:span text:style-name="T3">применения </text:span><text:span text:style-name="T2"><text:s/>ненормативной лексики. </text:span></text:p>
      <text:p text:style-name="P6"/>
      <text:p text:style-name="P7">Поэтому лицам до 18 лет данный роман читать не рекомендуется, наряду с лицами, которые и до пенсии не выходят за пределы указанного возраста.</text:p>
      <text:p text:style-name="P8"/>
      <text:p text:style-name="P8">Итак, труд мой закончен, читайте на здоровье, за последствия не отвечаю, а кто не спрятался — я не винова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8-01T08:51:37.059679656</dc:date>
    <dc:creator>sehrguey </dc:creator>
    <meta:editing-duration>PT1H26M49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1" meta:paragraph-count="12" meta:word-count="228" meta:character-count="1532" meta:non-whitespace-character-count="1301"/>
  </office:meta>
</office:document-meta>
</file>